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LEX GUZMA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MERCIALIZADORA AGROPECUARIA K &amp; 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UZMAN CACERES ALEX FRANK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5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2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227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5:2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7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3:12:3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